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AttributesCipher.encodeLong( lo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otpAttributesCipher.decodeUnsignedByte( byte b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tpAttributesCipher.encodeUnsignedByte( int unsignedBy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otpAttributesCipher.decodeLong( byte [ ] bites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otpAttributesCipher.encrypt( String password , Hotp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otpAttributesCipher.decrypt( String password , String encrypt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